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xml:id="id1" draw:id="id1" draw:layer="layout" svg:width="4.588cm" svg:height="1.037cm" svg:x="1.622cm" svg:y="4.327cm">
          <text:p text:style-name="P1"><text:span text:style-name="T1">Dilophosaurus</text:span></text:p>
        </draw:rect>
        <draw:rect draw:style-name="gr1" draw:text-style-name="P1" xml:id="id2" draw:id="id2" draw:layer="layout" svg:width="4.825cm" svg:height="1.037cm" svg:x="1.337cm" svg:y="8.155cm">
          <text:p text:style-name="P1">Compsognathus</text:p>
        </draw:rect>
        <draw:connector draw:style-name="gr2" draw:text-style-name="P1" draw:layer="layout" draw:line-skew="0.319cm" svg:x1="3.916cm" svg:y1="4.327cm" svg:x2="6.667cm" svg:y2="1.596cm" draw:start-shape="id1" draw:start-glue-point="0" svg:d="m3916 4327v-1297h2751v-1434">
          <text:p/>
        </draw:connector>
        <draw:connector draw:style-name="gr2" draw:text-style-name="P1" draw:layer="layout" draw:line-skew="1.418cm" svg:x1="6.667cm" svg:y1="3.252cm" svg:x2="3.749cm" svg:y2="8.155cm" draw:end-shape="id2" draw:end-glue-point="0" svg:d="m6667 3252v3619h-2918v1284">
          <text:p/>
        </draw:connector>
        <draw:rect draw:style-name="gr1" draw:text-style-name="P1" xml:id="id3" draw:id="id3" draw:layer="layout" svg:width="4.396cm" svg:height="1.037cm" svg:x="2.39cm" svg:y="11.337cm">
          <text:p text:style-name="P1">Tyrannosaurus</text:p>
        </draw:rect>
        <draw:connector draw:style-name="gr2" draw:text-style-name="P1" draw:layer="layout" draw:line-skew="1.437cm" svg:x1="6.658cm" svg:y1="6.771cm" svg:x2="4.588cm" svg:y2="11.337cm" draw:end-shape="id3" draw:end-glue-point="0" svg:d="m6658 6771v3470h-2070v1096">
          <text:p/>
        </draw:connector>
        <draw:rect draw:style-name="gr1" draw:text-style-name="P1" xml:id="id4" draw:id="id4" draw:layer="layout" svg:width="2.967cm" svg:height="1.036cm" svg:x="7.986cm" svg:y="11.339cm">
          <text:p text:style-name="P1">Chicken</text:p>
        </draw:rect>
        <draw:connector draw:style-name="gr2" draw:text-style-name="P1" draw:layer="layout" draw:line-skew="-0.304cm" svg:x1="6.661cm" svg:y1="10.257cm" svg:x2="9.469cm" svg:y2="11.339cm" draw:end-shape="id4" draw:end-glue-point="0" svg:d="m6661 10257v-13h2808v1095">
          <text:p/>
        </draw:connector>
        <draw:rect draw:style-name="gr1" draw:text-style-name="P2" xml:id="id6" draw:id="id6" draw:layer="layout" svg:width="4.888cm" svg:height="1.062cm" svg:x="16.388cm" svg:y="4.08cm">
          <text:p text:style-name="P1"><text:span text:style-name="T1">Dilophosaurus</text:span></text:p>
        </draw:rect>
        <draw:rect draw:style-name="gr1" draw:text-style-name="P1" xml:id="id5" draw:id="id5" draw:layer="layout" svg:width="5.064cm" svg:height="1.018cm" svg:x="16.302cm" svg:y="6.138cm">
          <text:p text:style-name="P1">Compsognathus</text:p>
        </draw:rect>
        <draw:rect draw:style-name="gr1" draw:text-style-name="P1" xml:id="id7" draw:id="id7" draw:layer="layout" svg:width="4.338cm" svg:height="0.995cm" svg:x="14.908cm" svg:y="8.847cm">
          <text:p text:style-name="P1">Tyrannosaurus</text:p>
        </draw:rect>
        <draw:rect draw:style-name="gr1" draw:text-style-name="P1" xml:id="id8" draw:id="id8" draw:layer="layout" svg:width="2.705cm" svg:height="1.075cm" svg:x="19.827cm" svg:y="8.82cm">
          <text:p text:style-name="P1">Chicken</text:p>
        </draw:rect>
        <draw:connector draw:style-name="gr3" draw:text-style-name="P1" draw:layer="layout" svg:x1="18.834cm" svg:y1="6.138cm" svg:x2="18.832cm" svg:y2="5.142cm" draw:start-shape="id5" draw:start-glue-point="0" draw:end-shape="id6" draw:end-glue-point="2" svg:d="m18834 6138v-498h-2v-498">
          <text:p/>
        </draw:connector>
        <draw:connector draw:style-name="gr3" draw:text-style-name="P1" draw:layer="layout" svg:x1="17.077cm" svg:y1="8.847cm" svg:x2="18.834cm" svg:y2="7.156cm" draw:start-shape="id7" draw:end-shape="id5" draw:end-glue-point="2" svg:d="m17077 8847v-845h1757v-846">
          <text:p/>
        </draw:connector>
        <draw:connector draw:style-name="gr3" draw:text-style-name="P1" draw:layer="layout" draw:line-skew="-0.164cm" svg:x1="21.179cm" svg:y1="8.82cm" svg:x2="18.834cm" svg:y2="8.022cm" draw:start-shape="id8" draw:start-glue-point="0" svg:d="m21179 8820v-813h-2345v15">
          <text:p/>
        </draw:connector>
        <draw:connector draw:style-name="gr3" draw:text-style-name="P1" draw:layer="layout" draw:line-skew="-0.367cm" svg:x1="18.832cm" svg:y1="4.08cm" svg:x2="18.834cm" svg:y2="2.834cm" draw:start-shape="id6" draw:start-glue-point="0" svg:d="m18832 4080v-1240h2v-6">
          <text:p/>
        </draw:connector>
        <draw:rect draw:style-name="gr1" draw:text-style-name="P1" draw:layer="layout" svg:width="3.443cm" svg:height="1.479cm" svg:x="5.035cm" svg:y="2.332cm">
          <text:p text:style-name="P1">Unknown</text:p>
          <text:p text:style-name="P1">Species</text:p>
        </draw:rect>
        <draw:rect draw:style-name="gr1" draw:text-style-name="P1" draw:layer="layout" svg:width="3.443cm" svg:height="1.479cm" svg:x="5.036cm" svg:y="6.059cm">
          <text:p text:style-name="P1">Unknown</text:p>
          <text:p text:style-name="P1">Species</text:p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le Thayer</meta:initial-creator>
    <meta:creation-date>2013-04-11T17:40:59.50</meta:creation-date>
    <meta:editing-duration>PT5H40M40S</meta:editing-duration>
    <meta:editing-cycles>5</meta:editing-cycles>
    <dc:date>2013-05-23T19:03:19.37</dc:date>
    <dc:creator>Kyle Thayer</dc:creator>
    <meta:generator>OpenOffice.org/3.3$Win32 OpenOffice.org_project/330m20$Build-9567</meta:generator>
    <meta:document-statistic meta:object-count="41"/>
  </office:meta>
</office:document-meta>
</file>